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gg sans" svg:font-family="'gg sans', 'Noto Sans', 'Helvetica Neue', Helvetica, Arial, sans-serif"/>
    <style:font-face style:name="inherit" svg:font-family="inherit"/>
    <style:font-face style:name="ui-monospace" svg:font-family="ui-monospace, 'Cascadia Mono', 'Segoe UI Mono', 'Liberation Mono', Menlo, Monaco, Consolas, monospace"/>
    <style:font-face style:name="var font-code" svg:font-family="'var font-code'"/>
    <style:font-face style:name="var font-display" svg:font-family="'var font-display'"/>
    <style:font-face style:name="var font-primary" svg:font-family="'var font-primary'"/>
  </office:font-face-decls>
  <office:automatic-styles>
    <style:style style:name="Table1" style:family="table">
      <style:table-properties style:width="6.925in" table:align="left"/>
    </style:style>
    <style:style style:name="Table1.A" style:family="table-column">
      <style:table-column-properties style:column-width="2.4847in"/>
    </style:style>
    <style:style style:name="Table1.B" style:family="table-column">
      <style:table-column-properties style:column-width="4.4403in"/>
    </style:style>
    <style:style style:name="Table1.A1" style:family="table-cell">
      <style:table-cell-properties style:vertical-align="middle" fo:padding="0.0194in" fo:border="none"/>
    </style:style>
    <style:style style:name="P1" style:family="paragraph" style:parent-style-name="Standard">
      <style:text-properties officeooo:rsid="001bdd5b" officeooo:paragraph-rsid="001bdd5b"/>
    </style:style>
    <style:style style:name="P2" style:family="paragraph" style:parent-style-name="Preformatted_20_Text">
      <style:text-properties officeooo:paragraph-rsid="001bdd5b"/>
    </style:style>
    <style:style style:name="P3"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4" style:family="paragraph" style:parent-style-name="Heading_20_3">
      <style:paragraph-properties fo:margin-left="0in" fo:margin-right="0in" fo:margin-top="0in" fo:margin-bottom="0in" style:contextual-spacing="false" fo:orphans="2" fo:widows="2" fo:text-indent="0in" style:auto-text-indent="false" fo:break-before="page" fo:padding="0in" fo:border="none"/>
    </style:style>
    <style:style style:name="P5" style:family="paragraph" style:parent-style-name="Text_20_body" style:list-style-name="L1"/>
    <style:style style:name="P6" style:family="paragraph" style:parent-style-name="Preformatted_20_Text">
      <style:paragraph-properties fo:margin-left="0in" fo:margin-right="0in" fo:text-indent="0in" style:auto-text-indent="false" style:writing-mode="lr-tb"/>
    </style:style>
    <style:style style:name="P7" style:family="paragraph" style:parent-style-name="Preformatted_20_Text">
      <style:paragraph-properties style:writing-mode="lr-tb"/>
    </style:style>
    <style:style style:name="P8" style:family="paragraph" style:parent-style-name="Preformatted_20_Text">
      <style:paragraph-properties fo:margin-top="0in" fo:margin-bottom="0.1965in" style:contextual-spacing="false" style:writing-mode="lr-tb"/>
    </style:style>
    <style:style style:name="P9" style:family="paragraph" style:parent-style-name="Text_20_body" style:list-style-name="L2"/>
    <style:style style:name="P10" style:family="paragraph" style:parent-style-name="Text_20_body" style:list-style-name="L3"/>
    <style:style style:name="P11" style:family="paragraph" style:parent-style-name="Table_20_Heading">
      <style:text-properties fo:font-size="10pt" style:font-size-asian="10pt" style:font-size-complex="10pt"/>
    </style:style>
    <style:style style:name="P12" style:family="paragraph" style:parent-style-name="Table_20_Contents">
      <style:text-properties fo:font-size="10pt" style:font-size-asian="10pt" style:font-size-complex="10pt"/>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paragraph-properties fo:margin-left="0in" fo:margin-right="0in" fo:text-indent="0in" style:auto-text-indent="false"/>
    </style:style>
    <style:style style:name="P30" style:family="paragraph">
      <style:paragraph-properties fo:text-align="start"/>
      <style:text-properties style:font-name="var font-primary" fo:font-size="10pt"/>
    </style:style>
    <style:style style:name="T1" style:family="text">
      <style:text-properties fo:font-variant="normal" fo:text-transform="none" style:font-name="ui-monospace" fo:font-size="9.75pt" fo:font-style="normal" fo:font-weight="normal" officeooo:rsid="001bdd5b" fo:background-color="transparent" loext:char-shading-value="0" loext:padding="0in" loext:border="none"/>
    </style:style>
    <style:style style:name="T2" style:family="text">
      <style:text-properties fo:font-size="10pt" style:font-size-asian="10pt" style:font-size-complex="10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loext:decorative="false"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ile form:name="unnamed0" form:control-implementation="ooo:com.sun.star.form.component.FileControl" xml:id="control1" form:id="control1"/>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8" text:anchor-type="page" text:anchor-page-number="1" svg:x="0.0102in" svg:y="0in" svg:width="0.0209in" draw:z-index="0">
        <draw:text-box fo:min-height="0.0209in">
          <text:p text:style-name="P29"/>
        </draw:text-box>
      </draw:frame>
      <draw:frame draw:style-name="fr1" draw:name="Frame19" text:anchor-type="page" text:anchor-page-number="1" svg:x="0.0102in" svg:y="0in" svg:width="0.0209in" draw:z-index="1">
        <draw:text-box fo:min-height="0.0209in">
          <text:p text:style-name="P29"/>
        </draw:text-box>
      </draw:frame>
      <draw:frame draw:style-name="fr1" draw:name="Frame20" text:anchor-type="page" text:anchor-page-number="1" svg:x="0.0102in" svg:y="0in" svg:width="0.0209in" draw:z-index="2">
        <draw:text-box fo:min-height="0.0209in">
          <text:p text:style-name="P29"/>
        </draw:text-box>
      </draw:frame>
      <draw:frame draw:style-name="fr1" draw:name="Frame21" text:anchor-type="page" text:anchor-page-number="1" svg:x="0.0102in" svg:y="0in" svg:width="0.0209in" draw:z-index="3">
        <draw:text-box fo:min-height="0.0209in">
          <text:p text:style-name="P29"/>
        </draw:text-box>
      </draw:frame>
      <draw:frame draw:style-name="fr1" draw:name="Frame22" text:anchor-type="page" text:anchor-page-number="1" svg:x="0.0102in" svg:y="0in" svg:width="0.0209in" draw:z-index="4">
        <draw:text-box fo:min-height="0.0209in">
          <text:p text:style-name="P29"/>
        </draw:text-box>
      </draw:frame>
      <draw:frame draw:style-name="fr1" draw:name="Frame23" text:anchor-type="page" text:anchor-page-number="1" svg:x="0.0102in" svg:y="0in" svg:width="0.0209in" draw:z-index="5">
        <draw:text-box fo:min-height="0.0209in">
          <text:p text:style-name="P29"/>
        </draw:text-box>
      </draw:frame>
      <draw:frame draw:style-name="fr1" draw:name="Frame24" text:anchor-type="page" text:anchor-page-number="1" svg:x="0.0102in" svg:y="0in" svg:width="0.0209in" draw:z-index="6">
        <draw:text-box fo:min-height="0.0209in">
          <text:p text:style-name="P29"/>
        </draw:text-box>
      </draw:frame>
      <draw:frame draw:style-name="fr1" draw:name="Frame25" text:anchor-type="page" text:anchor-page-number="1" svg:x="0.0102in" svg:y="0in" svg:width="0.0209in" draw:z-index="7">
        <draw:text-box fo:min-height="0.0209in">
          <text:p text:style-name="P29"/>
        </draw:text-box>
      </draw:frame>
      <draw:frame draw:style-name="fr1" draw:name="Frame26" text:anchor-type="page" text:anchor-page-number="1" svg:x="0.0102in" svg:y="0in" svg:width="0.0209in" draw:z-index="8">
        <draw:text-box fo:min-height="0.0209in">
          <text:p text:style-name="P29"/>
        </draw:text-box>
      </draw:frame>
      <draw:frame draw:style-name="fr1" draw:name="Frame27" text:anchor-type="page" text:anchor-page-number="1" svg:x="0.0102in" svg:y="0in" svg:width="0.0209in" draw:z-index="9">
        <draw:text-box fo:min-height="0.0209in">
          <text:p text:style-name="P29"/>
        </draw:text-box>
      </draw:frame>
      <draw:frame draw:style-name="fr1" draw:name="Frame28" text:anchor-type="page" text:anchor-page-number="1" svg:x="0.0102in" svg:y="0in" svg:width="0.0209in" draw:z-index="10">
        <draw:text-box fo:min-height="0.0209in">
          <text:p text:style-name="P29"/>
        </draw:text-box>
      </draw:frame>
      <draw:frame draw:style-name="fr1" draw:name="Frame29" text:anchor-type="page" text:anchor-page-number="1" svg:x="0.0102in" svg:y="0in" svg:width="0.0209in" draw:z-index="11">
        <draw:text-box fo:min-height="0.0209in">
          <text:p text:style-name="P29"/>
        </draw:text-box>
      </draw:frame>
      <draw:frame draw:style-name="fr1" draw:name="Frame30" text:anchor-type="page" text:anchor-page-number="1" svg:x="0.0102in" svg:y="0in" svg:width="0.0209in" draw:z-index="12">
        <draw:text-box fo:min-height="0.0209in">
          <text:p text:style-name="P29"/>
        </draw:text-box>
      </draw:frame>
      <draw:frame draw:style-name="fr1" draw:name="Frame31" text:anchor-type="page" text:anchor-page-number="1" svg:x="0.0102in" svg:y="0in" svg:width="0.0209in" draw:z-index="13">
        <draw:text-box fo:min-height="0.0209in">
          <text:p text:style-name="P29"/>
        </draw:text-box>
      </draw:frame>
      <draw:frame draw:style-name="fr1" draw:name="Frame32" text:anchor-type="page" text:anchor-page-number="1" svg:x="0.0102in" svg:y="0in" svg:width="0.0209in" draw:z-index="14">
        <draw:text-box fo:min-height="0.0209in">
          <text:p text:style-name="P29"/>
        </draw:text-box>
      </draw:frame>
      <draw:frame draw:style-name="fr1" draw:name="Frame33" text:anchor-type="page" text:anchor-page-number="1" svg:x="0.0102in" svg:y="0in" svg:width="0.0209in" draw:z-index="15">
        <draw:text-box fo:min-height="0.0209in">
          <text:p text:style-name="P29"/>
        </draw:text-box>
      </draw:frame>
      <draw:frame draw:style-name="fr1" draw:name="Frame34" text:anchor-type="page" text:anchor-page-number="1" svg:x="0.0102in" svg:y="0in" svg:width="0.0209in" draw:z-index="16">
        <draw:text-box fo:min-height="0.0209in">
          <text:p text:style-name="P29"/>
        </draw:text-box>
      </draw:frame>
      <draw:frame draw:style-name="fr1" draw:name="Frame35" text:anchor-type="page" text:anchor-page-number="1" svg:x="0.0102in" svg:y="0in" svg:width="0.0209in" draw:z-index="17">
        <draw:text-box fo:min-height="0.0209in">
          <text:p text:style-name="P29"/>
        </draw:text-box>
      </draw:frame>
      <draw:frame draw:style-name="fr1" draw:name="Frame36" text:anchor-type="page" text:anchor-page-number="1" svg:x="0.0102in" svg:y="0in" svg:width="0.0209in" draw:z-index="18">
        <draw:text-box fo:min-height="0.0209in">
          <text:p text:style-name="P29"/>
        </draw:text-box>
      </draw:frame>
      <draw:frame draw:style-name="fr1" draw:name="Frame37" text:anchor-type="page" text:anchor-page-number="1" svg:x="0.0102in" svg:y="0in" svg:width="0.0209in" draw:z-index="19">
        <draw:text-box fo:min-height="0.0209in">
          <text:p text:style-name="P29"/>
        </draw:text-box>
      </draw:frame>
      <draw:frame draw:style-name="fr1" draw:name="Frame38" text:anchor-type="page" text:anchor-page-number="1" svg:x="0.0102in" svg:y="0in" svg:width="0.0209in" draw:z-index="20">
        <draw:text-box fo:min-height="0.0209in">
          <text:p text:style-name="P29"/>
        </draw:text-box>
      </draw:frame>
      <draw:control text:anchor-type="page" text:anchor-page-number="1" draw:z-index="21" draw:name="Shape1" draw:style-name="gr1" draw:text-style-name="P30" svg:width="0.0094in" svg:height="0.0094in" svg:x="0in" svg:y="0in" draw:control="control1"/>
      <text:p text:style-name="P1">Ensure the Expo cli is installed:</text:p>
      <text:p text:style-name="P2"><text:span text:style-name="Source_20_Text"><text:span text:style-name="T1">npm install expo-cli</text:span></text:span></text:p>
      <text:p text:style-name="P2"><text:span text:style-name="Source_20_Text"><text:span text:style-name="T1">-OR-</text:span></text:span></text:p>
      <text:p text:style-name="P2"><text:span text:style-name="Source_20_Text"><text:span text:style-name="T1">yarn install expo-cli</text:span></text:span></text:p>
      <text:p text:style-name="Horizontal_20_Line"/>
      <text:p text:style-name="P3">Instructions for Expo managed flow to Bare:</text:p>
      <text:p text:style-name="P3">npx expo run:ios</text:p>
      <text:p text:style-name="P3">npx expo run:android</text:p>
      <text:p text:style-name="P3">Also research why and when do we need to eject</text:p>
      <text:p text:style-name="P3">Also sudo arch -x86_64 pod install --allow-roo</text:p>
      <text:p text:style-name="P3"/>
      <text:p text:style-name="P3">Platform specific code in react native?</text:p>
      <text:p text:style-name="P3">1-Platform component</text:p>
      <text:p text:style-name="P3">CustomText.android.js</text:p>
      <text:p text:style-name="P3">CustomText.ios.js</text:p>
      <text:p text:style-name="P3">CostomText.web.js</text:p>
      <text:p text:style-name="P3">import CustomText from '../componet/CustomText</text:p>
      <text:p text:style-name="P3"/>
      <text:p text:style-name="P3">React Native Cli vs Expo Cli?</text:p>
      <text:p text:style-name="P3">Which one to choosse?</text:p>
      <text:p text:style-name="P3">when and why?</text:p>
      <text:p text:style-name="P3"/>
      <text:p text:style-name="P3">Platform specific code in react native?</text:p>
      <text:p text:style-name="P3">1-Platform component</text:p>
      <text:p text:style-name="P3">CustomText.android.js</text:p>
      <text:p text:style-name="P3">CustomText.ios.js</text:p>
      <text:p text:style-name="P3">CostomText.web.js</text:p>
      <text:p text:style-name="P3">import CustomText from '../componet/CustomText</text:p>
      <text:p text:style-name="P3"/>
      <text:p text:style-name="P3">Do this:</text:p>
      <text:p text:style-name="P3">Implement i18n to add localization to your app</text:p>
      <text:p text:style-name="P3">add atleast 3,4 languages</text:p>
      <text:h text:style-name="P4" text:outline-level="3">How to define a component in React Native?</text:h>
      <text:p text:style-name="Text_20_body"><text:span text:style-name="Strong_20_Emphasis">Answer:</text:span> You can define components using either <text:span text:style-name="Strong_20_Emphasis">functions</text:span> (functional components) or <text:span text:style-name="Strong_20_Emphasis">classes</text:span> (class components).</text:p>
      <text:p text:style-name="Horizontal_20_Line"/>
      <text:h text:style-name="Heading_20_3" text:outline-level="3">What’s the difference between functions and classes?</text:h>
      <text:p text:style-name="Text_20_body"><text:span text:style-name="Strong_20_Emphasis">Answer:</text:span></text:p>
      <text:list text:style-name="L1">
        <text:list-item>
          <text:p text:style-name="P5">Functional components are plain JavaScript functions that return JSX and can use hooks for state and lifecycle.</text:p>
        </text:list-item>
        <text:list-item>
          <text:p text:style-name="P5">Class components extend <text:span text:style-name="Source_20_Text">React.Component</text:span> and have lifecycle methods and internal state but are more verbose. Functional components with hooks are now preferred.</text:p>
          <text:list>
            <text:list-item>
              <text:p text:style-name="P5"><text:span text:style-name="Strong_20_Emphasis">React.Component</text:span> is the base class in React from which all class components inherit. It provides the lifecycle methods and functionality needed to create a React component with internal state and methods.</text:p>
            </text:list-item>
          </text:list>
        </text:list-item>
        <text:list-item>
          <text:p text:style-name="P5">In class components, you extend <text:span text:style-name="Source_20_Text">React.Component</text:span> like this:</text:p>
        </text:list-item>
      </text:list>
      <text:p text:style-name="Preformatted_20_Text">jsx</text:p>
      <text:p text:style-name="Preformatted_20_Text">CopyEdit</text:p>
      <text:p text:style-name="P6"><text:span text:style-name="Source_20_Text">import React from 'react';</text:span></text:p>
      <text:p text:style-name="P7"/>
      <text:p text:style-name="P7"><text:span text:style-name="Source_20_Text">class MyComponent extends React.Component {</text:span></text:p>
      <text:p text:style-name="P7"><text:span text:style-name="Source_20_Text"><text:s text:c="2"/>constructor(props) {</text:span></text:p>
      <text:p text:style-name="P7"><text:span text:style-name="Source_20_Text"><text:s text:c="4"/>super(props);</text:span></text:p>
      <text:p text:style-name="P7"><text:span text:style-name="Source_20_Text"><text:s text:c="4"/>this.state = { count: 0 };</text:span></text:p>
      <text:p text:style-name="P7"><text:span text:style-name="Source_20_Text"><text:s text:c="2"/>}</text:span></text:p>
      <text:p text:style-name="P7"/>
      <text:p text:style-name="P7"><text:span text:style-name="Source_20_Text"><text:s text:c="2"/>render() {</text:span></text:p>
      <text:p text:style-name="P7"><text:span text:style-name="Source_20_Text"><text:s text:c="4"/>return (</text:span></text:p>
      <text:p text:style-name="P7"><text:span text:style-name="Source_20_Text"><text:s text:c="6"/>&lt;div&gt;</text:span></text:p>
      <text:p text:style-name="P7"><text:span text:style-name="Source_20_Text"><text:s text:c="8"/>&lt;p&gt;Count: {this.state.count}&lt;/p&gt;</text:span></text:p>
      <text:p text:style-name="P7"><text:span text:style-name="Source_20_Text"><text:s text:c="6"/>&lt;/div&gt;</text:span></text:p>
      <text:p text:style-name="P7"><text:span text:style-name="Source_20_Text"><text:s text:c="4"/>);</text:span></text:p>
      <text:p text:style-name="P7"><text:span text:style-name="Source_20_Text"><text:s text:c="2"/>}</text:span></text:p>
      <text:p text:style-name="P8"><text:span text:style-name="Source_20_Text">}</text:span></text:p>
      <text:p text:style-name="Text_20_body">Key points about <text:span text:style-name="Source_20_Text">React.Component</text:span>:</text:p>
      <text:list text:style-name="L2">
        <text:list-item>
          <text:p text:style-name="P9">Enables state management via <text:span text:style-name="Source_20_Text">this.state</text:span> and <text:span text:style-name="Source_20_Text">this.setState()</text:span>.</text:p>
        </text:list-item>
        <text:list-item>
          <text:p text:style-name="P9">Provides lifecycle methods like <text:span text:style-name="Source_20_Text">componentDidMount</text:span>, <text:span text:style-name="Source_20_Text">componentDidUpdate</text:span>, and <text:span text:style-name="Source_20_Text">componentWillUnmount</text:span>.</text:p>
        </text:list-item>
        <text:list-item>
          <text:p text:style-name="P9">Class components are less commonly used now due to the popularity of functional components with hooks but still fully supported.</text:p>
        </text:list-item>
      </text:list>
      <text:p text:style-name="Text_20_body">three main lifecycle phases of a React component are:</text:p>
      <text:list text:style-name="L3">
        <text:list-item>
          <text:p text:style-name="P10"><text:soft-page-break/><text:span text:style-name="Strong_20_Emphasis">Mounting</text:span><text:line-break/>When the component is being created and inserted into the DOM.<text:line-break/>Key methods (in class components):</text:p>
          <text:list>
            <text:list-item>
              <text:p text:style-name="P10"><text:span text:style-name="Source_20_Text">constructor()</text:span></text:p>
            </text:list-item>
            <text:list-item>
              <text:p text:style-name="P10"><text:span text:style-name="Source_20_Text">static getDerivedStateFromProps()</text:span></text:p>
            </text:list-item>
            <text:list-item>
              <text:p text:style-name="P10"><text:span text:style-name="Source_20_Text">render()</text:span></text:p>
            </text:list-item>
            <text:list-item>
              <text:p text:style-name="P10"><text:span text:style-name="Source_20_Text">componentDidMount()</text:span></text:p>
            </text:list-item>
          </text:list>
        </text:list-item>
        <text:list-item>
          <text:p text:style-name="P10"><text:span text:style-name="Strong_20_Emphasis">Updating</text:span><text:line-break/>When the component is being re-rendered due to changes in props or state.<text:line-break/>Key methods:</text:p>
          <text:list>
            <text:list-item>
              <text:p text:style-name="P10"><text:span text:style-name="Source_20_Text">static getDerivedStateFromProps()</text:span></text:p>
            </text:list-item>
            <text:list-item>
              <text:p text:style-name="P10"><text:span text:style-name="Source_20_Text">shouldComponentUpdate()</text:span></text:p>
            </text:list-item>
            <text:list-item>
              <text:p text:style-name="P10"><text:span text:style-name="Source_20_Text">render()</text:span></text:p>
            </text:list-item>
            <text:list-item>
              <text:p text:style-name="P10"><text:span text:style-name="Source_20_Text">getSnapshotBeforeUpdate()</text:span></text:p>
            </text:list-item>
            <text:list-item>
              <text:p text:style-name="P10"><text:span text:style-name="Source_20_Text">componentDidUpdate()</text:span></text:p>
            </text:list-item>
          </text:list>
        </text:list-item>
        <text:list-item>
          <text:p text:style-name="P10"><text:span text:style-name="Strong_20_Emphasis">Unmounting</text:span><text:line-break/>When the component is being removed from the DOM.<text:line-break/>Key method:</text:p>
          <text:list>
            <text:list-item>
              <text:p text:style-name="P10"><text:span text:style-name="Source_20_Text">componentWillUnmount()</text:span></text:p>
            </text:list-item>
          </text:list>
        </text:list-item>
      </text:list>
      <text:p text:style-name="Text_20_body"/>
      <text:p text:style-name="Horizontal_20_Line"/>
      <text:h text:style-name="Heading_20_3" text:outline-level="3">How can we replicate <text:span text:style-name="Source_20_Text">componentDidMount</text:span> in functional components?</text:h>
      <text:p text:style-name="Text_20_body"><text:span text:style-name="Strong_20_Emphasis">Answer:</text:span> Use the <text:span text:style-name="Source_20_Text">useEffect</text:span> hook with an empty dependency array:</text:p>
      <text:p text:style-name="P6"><text:span text:style-name="Source_20_Text">useEffect(() =&gt; {</text:span></text:p>
      <text:p text:style-name="P7"><text:span text:style-name="Source_20_Text"><text:s text:c="2"/>// code to run on mount</text:span></text:p>
      <text:p text:style-name="P8"><text:span text:style-name="Source_20_Text">}, []);<text:line-break/><text:line-break/></text:span><text:span text:style-name="Source_20_Text"><text:span text:style-name="Strong_20_Emphasis">all class component lifecycle methods can be replicated in functional components using React hooks</text:span></text:span><text:span text:style-name="Source_20_Text">, primarily with useEffect and some additional hooks or patterns.</text:span></text:p>
      <text:p text:style-name="Text_20_body">Here’s how common lifecycle methods map to hooks:</text:p>
      <text:p text:style-name="P8"><text:span text:style-name="Source_20_Text"/></text:p>
      <table:table table:name="Table1" table:style-name="Table1">
        <table:table-column table:style-name="Table1.A"/>
        <table:table-column table:style-name="Table1.B"/>
        <table:table-header-rows>
          <table:table-row>
            <table:table-cell table:style-name="Table1.A1" office:value-type="string">
              <text:p text:style-name="P11">Class Lifecycle Method</text:p>
            </table:table-cell>
            <table:table-cell table:style-name="Table1.A1" office:value-type="string">
              <text:p text:style-name="P11">Functional Component Equivalent</text:p>
            </table:table-cell>
          </table:table-row>
        </table:table-header-rows>
        <table:table-row>
          <table:table-cell table:style-name="Table1.A1" office:value-type="string">
            <text:p text:style-name="Table_20_Contents"><text:span text:style-name="Source_20_Text"><text:span text:style-name="T2">componentDidMount</text:span></text:span></text:p>
          </table:table-cell>
          <table:table-cell table:style-name="Table1.A1" office:value-type="string">
            <text:p text:style-name="Table_20_Contents"><text:span text:style-name="Source_20_Text"><text:span text:style-name="T2">useEffect(() =&gt; { /* mount logic */ }, [])</text:span></text:span></text:p>
          </table:table-cell>
        </table:table-row>
        <table:table-row>
          <table:table-cell table:style-name="Table1.A1" office:value-type="string">
            <text:p text:style-name="Table_20_Contents"><text:span text:style-name="Source_20_Text"><text:span text:style-name="T2">componentDidUpdate</text:span></text:span></text:p>
          </table:table-cell>
          <table:table-cell table:style-name="Table1.A1" office:value-type="string">
            <text:p text:style-name="Table_20_Contents"><text:span text:style-name="Source_20_Text"><text:span text:style-name="T2">useEffect(() =&gt; { /* update logic */ })</text:span></text:span><text:span text:style-name="T2"> (with deps)</text:span></text:p>
          </table:table-cell>
        </table:table-row>
        <text:soft-page-break/>
        <table:table-row>
          <table:table-cell table:style-name="Table1.A1" office:value-type="string">
            <text:p text:style-name="Table_20_Contents"><text:span text:style-name="Source_20_Text"><text:span text:style-name="T2">componentWillUnmount</text:span></text:span></text:p>
          </table:table-cell>
          <table:table-cell table:style-name="Table1.A1" office:value-type="string">
            <text:p text:style-name="Table_20_Contents"><text:span text:style-name="T2">Return a cleanup function inside </text:span><text:span text:style-name="Source_20_Text"><text:span text:style-name="T2">useEffect</text:span></text:span></text:p>
          </table:table-cell>
        </table:table-row>
        <table:table-row>
          <table:table-cell table:style-name="Table1.A1" office:value-type="string">
            <text:p text:style-name="Table_20_Contents"><text:span text:style-name="Source_20_Text"><text:span text:style-name="T2">shouldComponentUpdate</text:span></text:span></text:p>
          </table:table-cell>
          <table:table-cell table:style-name="Table1.A1" office:value-type="string">
            <text:p text:style-name="Table_20_Contents"><text:span text:style-name="T2">Use </text:span><text:span text:style-name="Source_20_Text"><text:span text:style-name="T2">React.memo</text:span></text:span><text:span text:style-name="T2"> or </text:span><text:span text:style-name="Source_20_Text"><text:span text:style-name="T2">useMemo</text:span></text:span><text:span text:style-name="T2">/</text:span><text:span text:style-name="Source_20_Text"><text:span text:style-name="T2">useCallback</text:span></text:span><text:span text:style-name="T2"> for optimization</text:span></text:p>
          </table:table-cell>
        </table:table-row>
        <table:table-row>
          <table:table-cell table:style-name="Table1.A1" office:value-type="string">
            <text:p text:style-name="Table_20_Contents"><text:span text:style-name="Source_20_Text"><text:span text:style-name="T2">getDerivedStateFromProps</text:span></text:span></text:p>
          </table:table-cell>
          <table:table-cell table:style-name="Table1.A1" office:value-type="string">
            <text:p text:style-name="Table_20_Contents"><text:span text:style-name="T2">Use state and </text:span><text:span text:style-name="Source_20_Text"><text:span text:style-name="T2">useEffect</text:span></text:span><text:span text:style-name="T2"> to react to prop changes</text:span></text:p>
          </table:table-cell>
        </table:table-row>
        <table:table-row>
          <table:table-cell table:style-name="Table1.A1" office:value-type="string">
            <text:p text:style-name="Table_20_Contents"><text:span text:style-name="Source_20_Text"><text:span text:style-name="T2">getSnapshotBeforeUpdate</text:span></text:span></text:p>
          </table:table-cell>
          <table:table-cell table:style-name="Table1.A1" office:value-type="string">
            <text:p text:style-name="P12">Harder to replicate exactly, but can use refs + effects</text:p>
          </table:table-cell>
        </table:table-row>
      </table:table>
      <text:p text:style-name="P8"><text:span text:style-name="Source_20_Text"/></text:p>
      <text:p text:style-name="Horizontal_20_Line"/>
      <text:h text:style-name="Heading_20_3" text:outline-level="3">How to create a custom hook in React Native?</text:h>
      <text:p text:style-name="Text_20_body"><text:span text:style-name="Strong_20_Emphasis">Answer:</text:span></text:p>
      <text:list text:style-name="L4">
        <text:list-item>
          <text:p text:style-name="P13">Import the existing hooks you need (e.g., <text:span text:style-name="Source_20_Text">useState</text:span>, <text:span text:style-name="Source_20_Text">useEffect</text:span>).</text:p>
        </text:list-item>
        <text:list-item>
          <text:p text:style-name="P13">Create a function whose name starts with <text:span text:style-name="Source_20_Text">use</text:span> and use hooks inside it. Return the reusable logic or values.</text:p>
        </text:list-item>
      </text:list>
      <text:p text:style-name="Horizontal_20_Line"/>
      <text:h text:style-name="Heading_20_3" text:outline-level="3">What is a custom hook?</text:h>
      <text:p text:style-name="Text_20_body"><text:span text:style-name="Strong_20_Emphasis">Answer:</text:span> Custom hooks encapsulate reusable logic that can be shared across components, such as state management, side effects, or subscriptions.</text:p>
      <text:p text:style-name="Horizontal_20_Line"/>
      <text:h text:style-name="Heading_20_3" text:outline-level="3">What’s <text:span text:style-name="Source_20_Text">useMemo</text:span>?</text:h>
      <text:p text:style-name="Text_20_body"><text:span text:style-name="Strong_20_Emphasis">Answer:</text:span> <text:span text:style-name="Source_20_Text">useMemo</text:span> is a React hook that memoizes the result of a function to optimize performance by avoiding expensive recalculations unless dependencies change.</text:p>
      <text:p text:style-name="Horizontal_20_Line"/>
      <text:h text:style-name="Heading_20_3" text:outline-level="3">Difference between Context API and Redux?</text:h>
      <text:p text:style-name="Text_20_body"><text:span text:style-name="Strong_20_Emphasis">Answer:</text:span></text:p>
      <text:list text:style-name="L5">
        <text:list-item>
          <text:p text:style-name="P14">Context API is built-in React state sharing for passing data through the component tree without props drilling, suited for simple or small state.</text:p>
        </text:list-item>
        <text:list-item>
          <text:p text:style-name="P14">Redux is a standalone state management library better for complex, large-scale state with predictable state updates and middleware support.</text:p>
        </text:list-item>
      </text:list>
      <text:p text:style-name="Horizontal_20_Line"/>
      <text:h text:style-name="Heading_20_3" text:outline-level="3">How to implement Redux?</text:h>
      <text:p text:style-name="Text_20_body"><text:span text:style-name="Strong_20_Emphasis">Answer:</text:span></text:p>
      <text:list text:style-name="L6">
        <text:list-item>
          <text:p text:style-name="P15">Create a Redux store.</text:p>
        </text:list-item>
        <text:list-item>
          <text:p text:style-name="P15"><text:soft-page-break/>Create reducers to specify how state changes.</text:p>
        </text:list-item>
        <text:list-item>
          <text:p text:style-name="P15">Create actions that describe state changes.</text:p>
        </text:list-item>
        <text:list-item>
          <text:p text:style-name="P15">Use the <text:span text:style-name="Source_20_Text">Provider</text:span> from <text:span text:style-name="Source_20_Text">react-redux</text:span> to wrap your app and pass the store.</text:p>
        </text:list-item>
        <text:list-item>
          <text:p text:style-name="P15">Optionally add middleware like thunk or saga for side effects.</text:p>
        </text:list-item>
      </text:list>
      <text:p text:style-name="Horizontal_20_Line"/>
      <text:h text:style-name="Heading_20_3" text:outline-level="3">What do you use saga for?</text:h>
      <text:p text:style-name="Text_20_body"><text:span text:style-name="Strong_20_Emphasis">Answer:</text:span> Redux-Saga is middleware for managing complex asynchronous side effects (e.g., API calls, delays) in Redux using generator functions.</text:p>
      <text:p text:style-name="Horizontal_20_Line"/>
      <text:h text:style-name="Heading_20_3" text:outline-level="3">How can we implement navigation in React Native?</text:h>
      <text:p text:style-name="Text_20_body"><text:span text:style-name="Strong_20_Emphasis">Answer:</text:span> Use libraries like <text:span text:style-name="Strong_20_Emphasis">React Navigation</text:span> or <text:span text:style-name="Strong_20_Emphasis">React Native Navigation</text:span> to define navigators (stack, tab, drawer), screens, and handle navigation between them.</text:p>
      <text:p text:style-name="Horizontal_20_Line"/>
      <text:h text:style-name="Heading_20_3" text:outline-level="3">Experience of implementing native module?</text:h>
      <text:p text:style-name="Text_20_body"><text:span text:style-name="Strong_20_Emphasis">Answer:</text:span></text:p>
      <text:list text:style-name="L7">
        <text:list-item>
          <text:p text:style-name="P16">Legacy: Use bridges to connect native code (Objective-C/Java) to JavaScript.</text:p>
        </text:list-item>
        <text:list-item>
          <text:p text:style-name="P16">Modern: Use JSI (JavaScript Interface) to write native modules in Swift/Kotlin connected via CodeGen, enabling better performance and type safety.</text:p>
        </text:list-item>
      </text:list>
      <text:p text:style-name="Horizontal_20_Line"/>
      <text:h text:style-name="Heading_20_3" text:outline-level="3">What’s CodeGen?</text:h>
      <text:p text:style-name="Text_20_body"><text:span text:style-name="Strong_20_Emphasis">Answer:</text:span> CodeGen is a tool that generates platform-specific native code from TypeScript or Flow specifications, bridging JavaScript and native modules with defined data types and methods.</text:p>
      <text:p text:style-name="Horizontal_20_Line"/>
      <text:h text:style-name="Heading_20_3" text:outline-level="3">Optimization: Components, complex calculations, callback functions</text:h>
      <text:p text:style-name="Text_20_body"><text:span text:style-name="Strong_20_Emphasis">Answer:</text:span> Use:</text:p>
      <text:list text:style-name="L8">
        <text:list-item>
          <text:p text:style-name="P17"><text:span text:style-name="Source_20_Text">React.memo</text:span> to memoize functional components and avoid unnecessary re-renders.</text:p>
        </text:list-item>
        <text:list-item>
          <text:p text:style-name="P17"><text:span text:style-name="Source_20_Text">React.useMemo</text:span> to memoize expensive calculations.</text:p>
        </text:list-item>
        <text:list-item>
          <text:p text:style-name="P17"><text:span text:style-name="Source_20_Text">React.useCallback</text:span> to memoize functions so child components don’t re-render unnecessarily.</text:p>
        </text:list-item>
      </text:list>
      <text:p text:style-name="Horizontal_20_Line"/>
      <text:h text:style-name="Heading_20_3" text:outline-level="3"><text:soft-page-break/>How would you integrate a React Native module into an existing iOS application?</text:h>
      <text:p text:style-name="Text_20_body"><text:span text:style-name="Strong_20_Emphasis">Answer:</text:span></text:p>
      <text:list text:style-name="L9">
        <text:list-item>
          <text:p text:style-name="P18">Set up the correct directory structure.</text:p>
        </text:list-item>
        <text:list-item>
          <text:p text:style-name="P18">Install necessary NPM dependencies.</text:p>
        </text:list-item>
        <text:list-item>
          <text:p text:style-name="P18">Add React Native to the Podfile.</text:p>
        </text:list-item>
        <text:list-item>
          <text:p text:style-name="P18">Write TypeScript for your React Native screen.</text:p>
        </text:list-item>
        <text:list-item>
          <text:p text:style-name="P18">Integrate with iOS code using <text:span text:style-name="Source_20_Text">RCTRootView</text:span>.</text:p>
        </text:list-item>
        <text:list-item>
          <text:p text:style-name="P18">Test by running the bundler and verifying the app.</text:p>
        </text:list-item>
      </text:list>
      <text:p text:style-name="Horizontal_20_Line"/>
      <text:h text:style-name="Heading_20_3" text:outline-level="3">How to integrate React Native components into an Android application?</text:h>
      <text:p text:style-name="Text_20_body"><text:span text:style-name="Strong_20_Emphasis">Answer:</text:span></text:p>
      <text:list text:style-name="L10">
        <text:list-item>
          <text:p text:style-name="P19">Set up directory structure.</text:p>
        </text:list-item>
        <text:list-item>
          <text:p text:style-name="P19">Install NPM dependencies.</text:p>
        </text:list-item>
        <text:list-item>
          <text:p text:style-name="P19">Add React Native to Gradle configuration.</text:p>
        </text:list-item>
        <text:list-item>
          <text:p text:style-name="P19">Write TypeScript for React Native screen.</text:p>
        </text:list-item>
        <text:list-item>
          <text:p text:style-name="P19">Integrate with Android code via <text:span text:style-name="Source_20_Text">ReactActivity</text:span>.</text:p>
        </text:list-item>
        <text:list-item>
          <text:p text:style-name="P19">Test by running the bundler.</text:p>
        </text:list-item>
      </text:list>
      <text:p text:style-name="Horizontal_20_Line"/>
      <text:h text:style-name="Heading_20_3" text:outline-level="3">Describe a situation where you had to debug a complex React Native issue on iOS. How did you approach it?</text:h>
      <text:p text:style-name="Text_20_body"><text:span text:style-name="Strong_20_Emphasis">Answer:</text:span></text:p>
      <text:list text:style-name="L11">
        <text:list-item>
          <text:p text:style-name="P20">Reproduce the issue.</text:p>
        </text:list-item>
        <text:list-item>
          <text:p text:style-name="P20">Analyze logs and stack traces.</text:p>
        </text:list-item>
        <text:list-item>
          <text:p text:style-name="P20">Isolate the problematic code.</text:p>
        </text:list-item>
        <text:list-item>
          <text:p text:style-name="P20">Simplify code to identify cause.</text:p>
        </text:list-item>
        <text:list-item>
          <text:p text:style-name="P20">Fix the issue.</text:p>
        </text:list-item>
        <text:list-item>
          <text:p text:style-name="P20">Test thoroughly to verify resolution.</text:p>
        </text:list-item>
      </text:list>
      <text:p text:style-name="Horizontal_20_Line"/>
      <text:h text:style-name="Heading_20_3" text:outline-level="3"><text:soft-page-break/>How do you ensure a smooth animation experience in a React Native app?</text:h>
      <text:p text:style-name="Text_20_body"><text:span text:style-name="Strong_20_Emphasis">Answer:</text:span></text:p>
      <text:list text:style-name="L12">
        <text:list-item>
          <text:p text:style-name="P21">Offload heavy work to native side.</text:p>
        </text:list-item>
        <text:list-item>
          <text:p text:style-name="P21">Avoid layout changes during animations.</text:p>
        </text:list-item>
        <text:list-item>
          <text:p text:style-name="P21">Throttle and debounce event handlers.</text:p>
        </text:list-item>
        <text:list-item>
          <text:p text:style-name="P21">Use libraries like <text:span text:style-name="Source_20_Text">react-native-reanimated</text:span> to create performant animations.</text:p>
        </text:list-item>
      </text:list>
      <text:p text:style-name="Horizontal_20_Line"/>
      <text:h text:style-name="Heading_20_3" text:outline-level="3">Have you ever dealt with issues related to memory management or performance bottlenecks in a React Native app on iOS? How did you resolve them?</text:h>
      <text:p text:style-name="Text_20_body"><text:span text:style-name="Strong_20_Emphasis">Answer:</text:span></text:p>
      <text:list text:style-name="L13">
        <text:list-item>
          <text:p text:style-name="P22">Use <text:span text:style-name="Source_20_Text">FlatList</text:span> or <text:span text:style-name="Source_20_Text">SectionList</text:span> instead of <text:span text:style-name="Source_20_Text">ScrollView</text:span> for large lists.</text:p>
        </text:list-item>
        <text:list-item>
          <text:p text:style-name="P22">Optimize images using WebP or cloud hosting.</text:p>
        </text:list-item>
        <text:list-item>
          <text:p text:style-name="P22">Audit and reduce third-party dependencies.</text:p>
        </text:list-item>
        <text:list-item>
          <text:p text:style-name="P22">Prevent unnecessary re-renders.</text:p>
        </text:list-item>
        <text:list-item>
          <text:p text:style-name="P22">Clean up listeners to avoid memory leaks.</text:p>
        </text:list-item>
        <text:list-item>
          <text:p text:style-name="P22">Offload heavy computations to backend.</text:p>
        </text:list-item>
        <text:list-item>
          <text:p text:style-name="P22">Use device storage and caching to reduce network calls.</text:p>
        </text:list-item>
      </text:list>
      <text:p text:style-name="Horizontal_20_Line"/>
      <text:h text:style-name="Heading_20_3" text:outline-level="3">Explain how React Native interacts with the native iOS layer. What role does the JavaScript bridge play?</text:h>
      <text:p text:style-name="Text_20_body"><text:span text:style-name="Strong_20_Emphasis">Answer:</text:span><text:line-break/>The JavaScript bridge allows JS and native code to communicate asynchronously. The main thread runs the UI, the JavaScript thread runs JS code, and the shadow thread computes layout. The shadow thread sends layout info to the UI thread to render native views.</text:p>
      <text:p text:style-name="Horizontal_20_Line"/>
      <text:h text:style-name="Heading_20_3" text:outline-level="3">How would you implement push notifications in a React Native app for iOS? What libraries or tools would you use?</text:h>
      <text:p text:style-name="Text_20_body"><text:span text:style-name="Strong_20_Emphasis">Answer:</text:span><text:line-break/>Use libraries like <text:span text:style-name="Source_20_Text">react-native-push-notification</text:span>, <text:span text:style-name="Source_20_Text">notifee</text:span>, or <text:span text:style-name="Source_20_Text">react-native-firebase</text:span> (Cloud Messaging) to manage push notifications. Integrate with APNs (Apple Push Notification service) for iOS.</text:p>
      <text:p text:style-name="Horizontal_20_Line"><text:soft-page-break/></text:p>
      <text:h text:style-name="Heading_20_3" text:outline-level="3">How does Flexbox work in React Native?</text:h>
      <text:p text:style-name="Text_20_body"><text:span text:style-name="Strong_20_Emphasis">Answer:</text:span><text:line-break/>Flexbox in React Native works similarly to CSS Flexbox, using <text:span text:style-name="Source_20_Text">flexDirection</text:span>, <text:span text:style-name="Source_20_Text">alignItems</text:span>, and <text:span text:style-name="Source_20_Text">justifyContent</text:span> to arrange components. It provides consistent layouts across screen sizes, with some React Native-specific differences.</text:p>
      <text:p text:style-name="Horizontal_20_Line"/>
      <text:h text:style-name="Heading_20_3" text:outline-level="3">What’s prop drilling?</text:h>
      <text:p text:style-name="Text_20_body"><text:span text:style-name="Strong_20_Emphasis">Answer:</text:span><text:line-break/>Prop drilling is when props are passed through multiple layers of components that don’t use them, just to reach deeply nested child components that need them.</text:p>
      <text:p text:style-name="Horizontal_20_Line"/>
      <text:h text:style-name="Heading_20_3" text:outline-level="3">How do you debug issues that involve both React Native JavaScript and native code?</text:h>
      <text:p text:style-name="Text_20_body"><text:span text:style-name="Strong_20_Emphasis">Answer:</text:span></text:p>
      <text:list text:style-name="L14">
        <text:list-item>
          <text:p text:style-name="P23">Use <text:span text:style-name="Strong_20_Emphasis">LogBox</text:span> for errors/warnings inside the app.</text:p>
        </text:list-item>
        <text:list-item>
          <text:p text:style-name="P23">Use Chrome Developer Tools with "Debug JS Remotely".</text:p>
        </text:list-item>
        <text:list-item>
          <text:p text:style-name="P23">Use React Developer Tools to inspect component tree.</text:p>
        </text:list-item>
        <text:list-item>
          <text:p text:style-name="P23">Use Reactotron to inspect app state and logs.</text:p>
        </text:list-item>
        <text:list-item>
          <text:p text:style-name="P23">For native code, use <text:span text:style-name="Source_20_Text">npx react-native log-ios</text:span> or <text:span text:style-name="Source_20_Text">log-android</text:span>, or debug in Xcode/Android Studio with breakpoints.</text:p>
        </text:list-item>
      </text:list>
      <text:p text:style-name="Horizontal_20_Line"/>
      <text:h text:style-name="Heading_20_3" text:outline-level="3">How do you handle platform-specific features while maintaining a shared codebase in React Native?</text:h>
      <text:p text:style-name="Text_20_body"><text:span text:style-name="Strong_20_Emphasis">Answer:</text:span></text:p>
      <text:list text:style-name="L15">
        <text:list-item>
          <text:p text:style-name="P24">Use the <text:span text:style-name="Source_20_Text">Platform</text:span> module to conditionally render code based on OS.</text:p>
        </text:list-item>
        <text:list-item>
          <text:p text:style-name="P24">Use platform-specific file extensions like <text:span text:style-name="Source_20_Text">.ios.js</text:span> and <text:span text:style-name="Source_20_Text">.android.js</text:span> to write separate implementations.</text:p>
        </text:list-item>
      </text:list>
      <text:p text:style-name="Horizontal_20_Line"/>
      <text:h text:style-name="Heading_20_3" text:outline-level="3"><text:soft-page-break/>How do you handle versioning in mobile apps?</text:h>
      <text:p text:style-name="Text_20_body"><text:span text:style-name="Strong_20_Emphasis">Answer:</text:span><text:line-break/>Use semantic versioning:</text:p>
      <text:list text:style-name="L16">
        <text:list-item>
          <text:p text:style-name="P25">MAJOR for breaking changes,</text:p>
        </text:list-item>
        <text:list-item>
          <text:p text:style-name="P25">MINOR for backward-compatible new features,</text:p>
        </text:list-item>
        <text:list-item>
          <text:p text:style-name="P25">PATCH for bug fixes.<text:line-break/>Example: 1.0.0 (initial), 1.1.0 (new feature), 1.1.1 (bug fix).</text:p>
        </text:list-item>
      </text:list>
      <text:p text:style-name="Horizontal_20_Line"/>
      <text:h text:style-name="Heading_20_3" text:outline-level="3">Different types of gestures in React Native Gesture Handler?</text:h>
      <text:p text:style-name="Text_20_body"><text:span text:style-name="Strong_20_Emphasis">Answer:</text:span></text:p>
      <text:list text:style-name="L17">
        <text:list-item>
          <text:p text:style-name="P26">Pan gesture</text:p>
        </text:list-item>
        <text:list-item>
          <text:p text:style-name="P26">Tap gesture (single and double)</text:p>
        </text:list-item>
        <text:list-item>
          <text:p text:style-name="P26">Swipeable gesture</text:p>
        </text:list-item>
        <text:list-item>
          <text:p text:style-name="P26">Long press gesture</text:p>
        </text:list-item>
        <text:list-item>
          <text:p text:style-name="P26">Pinch/zoom gesture</text:p>
        </text:list-item>
        <text:list-item>
          <text:p text:style-name="P26">Rotate gesture</text:p>
        </text:list-item>
      </text:list>
      <text:p text:style-name="Horizontal_20_Line"/>
      <text:h text:style-name="Heading_20_3" text:outline-level="3">What are the challenges in handling gestures in React Native?</text:h>
      <text:p text:style-name="Text_20_body"><text:span text:style-name="Strong_20_Emphasis">Answer:</text:span></text:p>
      <text:list text:style-name="L18">
        <text:list-item>
          <text:p text:style-name="P27">Gesture conflicts (e.g., swipe inside scrollview): Use Gesture Handler priorities (<text:span text:style-name="Source_20_Text">waitFor</text:span>, <text:span text:style-name="Source_20_Text">simultaneousHandlers</text:span>).</text:p>
        </text:list-item>
        <text:list-item>
          <text:p text:style-name="P27">Lag on low-end devices: Use <text:span text:style-name="Source_20_Text">react-native-reanimated</text:span> and Gesture Handler for native thread processing.</text:p>
        </text:list-item>
        <text:list-item>
          <text:p text:style-name="P27">Gestures blocked in nested views: Use <text:span text:style-name="Source_20_Text">pointerEvents</text:span> to control gesture propagation.</text:p>
        </text:list-item>
        <text:list-item>
          <text:p text:style-name="P27">Handling interruptions (calls, app backgrounding): Use <text:span text:style-name="Source_20_Text">onGestureStateChange</text:span> to track and reset UI.</text:p>
        </text:list-item>
      </text:list>
      <text:p text:style-name="Horizontal_20_Line"/>
      <text:h text:style-name="Heading_20_3" text:outline-level="3">What are Agile Ceremonies (Scrum Framework)?</text:h>
      <text:p text:style-name="Text_20_body"><text:span text:style-name="Strong_20_Emphasis">Answer:</text:span><text:line-break/>Agile ceremonies include:</text:p>
      <text:list text:style-name="L19">
        <text:list-item>
          <text:p text:style-name="P28"><text:soft-page-break/>Sprint Planning (define work for sprint)</text:p>
        </text:list-item>
        <text:list-item>
          <text:p text:style-name="P28">Daily Standup (daily team sync)</text:p>
        </text:list-item>
        <text:list-item>
          <text:p text:style-name="P28">Sprint Review (demonstrate completed work)</text:p>
        </text:list-item>
        <text:list-item>
          <text:p text:style-name="P28">Sprint Retrospective (reflect on process and improve)</text:p>
        </text:list-item>
        <text:list-item>
          <text:p text:style-name="P28">Backlog Grooming (refine and prioritize backlog)</text:p>
        </text:list-item>
      </text:list>
      <text:p text:style-name="Horizontal_20_Line"/>
      <text:h text:style-name="Heading_20_3" text:outline-level="3">What’s your style of team management?</text:h>
      <text:p text:style-name="Text_20_body"><text:span text:style-name="Strong_20_Emphasis">Answer:</text:span><text:line-break/>(Example) My style is collaborative and supportive, focusing on clear communication, empowering team members, setting achievable goals, and fostering continuous learning and feedback.</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gg sans" svg:font-family="'gg sans', 'Noto Sans', 'Helvetica Neue', Helvetica, Arial, sans-serif"/>
    <style:font-face style:name="inherit" svg:font-family="inherit"/>
    <style:font-face style:name="ui-monospace" svg:font-family="ui-monospace, 'Cascadia Mono', 'Segoe UI Mono', 'Liberation Mono', Menlo, Monaco, Consolas, monospace"/>
    <style:font-face style:name="var font-code" svg:font-family="'var font-code'"/>
    <style:font-face style:name="var font-display" svg:font-family="'var font-display'"/>
    <style:font-face style:name="var font-primary" svg:font-family="'var font-primary'"/>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4T09:43:56.517324500</meta:creation-date>
    <dc:date>2025-07-15T03:15:16.624504761</dc:date>
    <meta:editing-duration>PT2H20M12S</meta:editing-duration>
    <meta:editing-cycles>4</meta:editing-cycles>
    <meta:generator>LibreOffice/24.8.7.2$MacOSX_AARCH64 LibreOffice_project/e07d0a63a46349d29051da79b1fde8160bab2a89</meta:generator>
    <meta:document-statistic meta:table-count="1" meta:image-count="0" meta:object-count="0" meta:page-count="10" meta:paragraph-count="209" meta:word-count="1597" meta:character-count="10631" meta:non-whitespace-character-count="9285"/>
  </office:meta>
</office:document-meta>
</file>